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2.15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2.833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4.438cm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5.665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1.889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2.55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3.777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3.08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1.95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0.945cm"/>
    </style:style>
    <style:style style:name="gr14" style:family="graphic" style:parent-style-name="standard">
      <style:graphic-properties draw:stroke="solid" svg:stroke-color="#000000" draw:fill="solid" draw:fill-color="#ffffff" draw:auto-grow-height="true" draw:auto-grow-width="false" fo:max-height="0cm" fo:min-height="3.777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6pt" style:font-size-asian="26pt" style:font-size-complex="26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8" style:family="paragraph">
      <loext:graphic-properties draw:fill="solid" draw:fill-color="#ffffff"/>
      <style:text-properties fo:font-size="24pt" style:font-size-asian="24pt" style:font-size-complex="24pt"/>
    </style:style>
    <style:style style:name="P9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3cm" svg:y1="0cm" svg:x2="23cm" svg:y2="65.6cm">
          <text:p/>
        </draw:line>
        <draw:frame draw:style-name="gr2" draw:text-style-name="P2" draw:layer="layout" svg:width="14.6cm" svg:height="1.276cm" svg:x="30.6cm" svg:y="0.8cm">
          <draw:text-box>
            <text:p><text:span text:style-name="T1">METOD</text:span><text:span text:style-name="T1">E</text:span></text:p>
          </draw:text-box>
        </draw:frame>
        <draw:frame draw:style-name="gr2" draw:text-style-name="P2" draw:layer="layout" svg:width="14.6cm" svg:height="1.276cm" svg:x="7.911cm" svg:y="0.924cm">
          <draw:text-box>
            <text:p><text:span text:style-name="T1">PODAT</text:span><text:span text:style-name="T1">KI</text:span></text:p>
          </draw:text-box>
        </draw:frame>
        <draw:frame draw:style-name="gr3" draw:text-style-name="P4" xml:id="id11" draw:id="id11" draw:layer="layout" svg:width="27cm" svg:height="2.4cm" svg:x="24.2cm" svg:y="2.6cm">
          <draw:text-box>
            <text:p text:style-name="P3"><text:span text:style-name="T2">Pregled </text:span><text:span text:style-name="T2">literature </text:span><text:span text:style-name="T2">in </text:span><text:span text:style-name="T2">parametr</text:span><text:span text:style-name="T2">ična </text:span><text:span text:style-name="T2">analiza </text:span><text:span text:style-name="T2">izraelske </text:span><text:span text:style-name="T2">Holstein </text:span><text:span text:style-name="T2">populacij</text:span><text:span text:style-name="T2">e</text:span></text:p>
            <text:p text:style-name="P3"><text:span text:style-name="T2">Zasnova </text:span><text:span text:style-name="T2">eksperim</text:span><text:span text:style-name="T2">entalneg</text:span><text:span text:style-name="T2">a dizajna </text:span><text:span text:style-name="T2">in </text:span><text:span text:style-name="T2">scenarije</text:span><text:span text:style-name="T2">v za </text:span><text:span text:style-name="T2">testiranje</text:span></text:p>
          </draw:text-box>
        </draw:frame>
        <draw:frame draw:style-name="gr4" draw:text-style-name="P5" draw:layer="layout" svg:width="19.2cm" svg:height="3.083cm" svg:x="3.311cm" svg:y="2.917cm">
          <draw:text-box>
            <text:p><text:span text:style-name="T2">Literatur</text:span><text:span text:style-name="T2">a, </text:span><text:span text:style-name="T2">prehodn</text:span><text:span text:style-name="T2">e študije</text:span></text:p>
            <text:p><text:span text:style-name="T2">Paramet</text:span><text:span text:style-name="T2">ri </text:span><text:span text:style-name="T2">izraelske </text:span><text:span text:style-name="T2">populacij</text:span><text:span text:style-name="T2">e </text:span><text:span text:style-name="T2">Holstein</text:span><text:span text:style-name="T2">a</text:span></text:p>
            <text:p><text:span text:style-name="T2"/></text:p>
          </draw:text-box>
        </draw:frame>
        <draw:frame draw:style-name="gr5" draw:text-style-name="P4" xml:id="id12" draw:id="id12" draw:layer="layout" svg:width="21cm" svg:height="4.971cm" svg:x="24.2cm" svg:y="5.573cm">
          <draw:text-box>
            <text:p text:style-name="P3"><text:span text:style-name="T2">Stohastična simulacija populacije</text:span></text:p>
            <text:p text:style-name="P3"><text:span text:style-name="T2">Parametri simulacije;</text:span></text:p>
            <text:p text:style-name="P3"><text:span text:style-name="T2">- generacije staršev: 120,000 krav + 40 bikov</text:span></text:p>
            <text:p text:style-name="P3"><text:span text:style-name="T2">- genetska varianca: </text:span></text:p>
            <text:p text:style-name="P3"><text:span text:style-name="T2">-okoljska varianca: </text:span></text:p>
          </draw:text-box>
        </draw:frame>
        <draw:frame draw:style-name="gr6" draw:text-style-name="P4" draw:layer="layout" svg:width="21cm" svg:height="5.915cm" svg:x="24.2cm" svg:y="11.266cm">
          <draw:text-box>
            <text:p text:style-name="P3"><text:span text:style-name="T2">Sel</text:span><text:span text:style-name="T2">ekc</text:span><text:span text:style-name="T2">ijski </text:span><text:span text:style-name="T2">pos</text:span><text:span text:style-name="T2">top</text:span><text:span text:style-name="T2">ek </text:span><text:span text:style-name="T2">– </text:span><text:span text:style-name="T2">odb</text:span><text:span text:style-name="T2">ira </text:span><text:span text:style-name="T2">star</text:span><text:span text:style-name="T2">šev</text:span><text:span text:style-name="T2">:</text:span></text:p>
            <text:p text:style-name="P3"><text:span text:style-name="T2">- </text:span><text:span text:style-name="T2">odb</text:span><text:span text:style-name="T2">ira </text:span><text:span text:style-name="T2">mat</text:span><text:span text:style-name="T2">er </text:span><text:span text:style-name="T2">in </text:span><text:span text:style-name="T2">oče</text:span><text:span text:style-name="T2">tov </text:span><text:span text:style-name="T2">na </text:span><text:span text:style-name="T2">pod</text:span><text:span text:style-name="T2">lagi </text:span><text:span text:style-name="T2">fen</text:span><text:span text:style-name="T2">otip</text:span><text:span text:style-name="T2">ov </text:span></text:p>
            <text:p text:style-name="P3"><text:span text:style-name="T2">- </text:span><text:span text:style-name="T3">spr</text:span><text:span text:style-name="T3">em</text:span><text:span text:style-name="T3">enlj</text:span><text:span text:style-name="T3">ivk</text:span><text:span text:style-name="T3">e:</text:span></text:p>
            <text:p text:style-name="P3"><text:span text:style-name="T3"><text:tab/></text:span><text:span text:style-name="T3">- </text:span><text:span text:style-name="T2">šte</text:span><text:span text:style-name="T2">vilo </text:span><text:span text:style-name="T2">oče</text:span><text:span text:style-name="T2">tov </text:span><text:span text:style-name="T2">(4, </text:span><text:span text:style-name="T2">8 </text:span><text:span text:style-name="T2">ali </text:span><text:span text:style-name="T2">15)</text:span></text:p>
            <text:p text:style-name="P3"><text:span text:style-name="T2"><text:tab/></text:span><text:span text:style-name="T2">- </text:span><text:span text:style-name="T2">šte</text:span><text:span text:style-name="T2">vilo </text:span><text:span text:style-name="T2">mat</text:span><text:span text:style-name="T2">er: </text:span><text:span text:style-name="T2">120 </text:span><text:span text:style-name="T2">– </text:span><text:span text:style-name="T2">10.</text:span><text:span text:style-name="T2">000</text:span></text:p>
            <text:p text:style-name="P3"><text:span text:style-name="T2"><text:tab/></text:span><text:span text:style-name="T2">- </text:span><text:span text:style-name="T2">ne/</text:span><text:span text:style-name="T2">om</text:span><text:span text:style-name="T2">eje</text:span><text:span text:style-name="T2">van</text:span><text:span text:style-name="T2">je </text:span><text:span text:style-name="T2">šte</text:span><text:span text:style-name="T2">vila </text:span><text:span text:style-name="T2">pot</text:span><text:span text:style-name="T2">om</text:span><text:span text:style-name="T2">cev </text:span><text:span text:style-name="T2">po </text:span><text:span text:style-name="T2">oče</text:span><text:span text:style-name="T2">tu</text:span></text:p>
          </draw:text-box>
        </draw:frame>
        <draw:frame draw:style-name="gr7" draw:text-style-name="P7" draw:layer="layout" svg:width="19.2cm" svg:height="2.139cm" svg:x="3.311cm" svg:y="11.266cm">
          <draw:text-box>
            <text:p text:style-name="P6"><text:span text:style-name="T2">Rodovniški in fenotipski podatki populacije staršev</text:span></text:p>
          </draw:text-box>
        </draw:frame>
        <draw:frame draw:style-name="gr8" draw:text-style-name="P4" draw:layer="layout" svg:width="27.2cm" svg:height="3.083cm" svg:x="24.2cm" svg:y="17.661cm">
          <draw:text-box>
            <text:p text:style-name="P3"><text:span text:style-name="T2">Stohastična simulacije populacije potomcev</text:span></text:p>
            <text:p text:style-name="P3"><text:span text:style-name="T2">- potomci: generiranje aditivne genetske </text:span><text:span text:style-name="T2">vrednodsti potomcev kot kombinacija genetskih </text:span><text:span text:style-name="T2">vrednosti staršev + Mendelska varianca</text:span></text:p>
          </draw:text-box>
        </draw:frame>
        <draw:frame draw:style-name="gr7" draw:text-style-name="P5" xml:id="id4" draw:id="id4" draw:layer="layout" svg:width="19.2cm" svg:height="2.139cm" svg:x="3.2cm" svg:y="20.061cm">
          <draw:text-box>
            <text:p><text:span text:style-name="T2">Po</text:span><text:span text:style-name="T2">pul</text:span><text:span text:style-name="T2">acij</text:span><text:span text:style-name="T2">a </text:span><text:span text:style-name="T2">star</text:span><text:span text:style-name="T2">šev </text:span><text:span text:style-name="T2">+ </text:span><text:span text:style-name="T2">pot</text:span><text:span text:style-name="T2">om</text:span><text:span text:style-name="T2">cev </text:span><text:span text:style-name="T2">(en </text:span><text:span text:style-name="T2">kro</text:span><text:span text:style-name="T2">g </text:span><text:span text:style-name="T2">sel</text:span><text:span text:style-name="T2">ekc</text:span><text:span text:style-name="T2">ije) </text:span><text:span text:style-name="T2">rod</text:span><text:span text:style-name="T2">ovn</text:span><text:span text:style-name="T2">ih </text:span><text:span text:style-name="T2">in </text:span><text:span text:style-name="T2">ple</text:span><text:span text:style-name="T2">me</text:span><text:span text:style-name="T2">nsk</text:span><text:span text:style-name="T2">e </text:span><text:span text:style-name="T2">vre</text:span><text:span text:style-name="T2">dno</text:span><text:span text:style-name="T2">sti</text:span></text:p>
          </draw:text-box>
        </draw:frame>
        <draw:frame draw:style-name="gr9" draw:text-style-name="P5" xml:id="id1" draw:id="id1" draw:layer="layout" svg:width="25.2cm" svg:height="4.027cm" svg:x="24.2cm" svg:y="24.2cm">
          <draw:text-box>
            <text:p><text:span text:style-name="T2">Evaluacija genetskega napredka:</text:span></text:p>
            <text:p><text:span text:style-name="T2">- izračun razlike genetskih vrednosti populacije staršev in 40 najboljših potomcev napredka kot funkcija števila očetov in števila potomcev</text:span></text:p>
          </draw:text-box>
        </draw:frame>
        <draw:frame draw:style-name="gr6" draw:text-style-name="P5" xml:id="id3" draw:id="id3" draw:layer="layout" svg:width="19.2cm" svg:height="5.915cm" svg:x="24.2cm" svg:y="28.946cm">
          <draw:text-box>
            <text:p><text:span text:style-name="T2">Ekonomska evaluacija: </text:span></text:p>
            <text:p><text:span text:style-name="T2">i) analiza nominalnega letnega profita kot funkcija enot genetskega napredka, obrestne mere in let do začetka ustvarjanja profita</text:span></text:p>
            <text:p><text:span text:style-name="T2">ii) analiza stroškov vzreje moškega teleta in napovedi genomskih plemenskih vrednosti </text:span></text:p>
          </draw:text-box>
        </draw:frame>
        <draw:frame draw:style-name="gr10" draw:text-style-name="P5" xml:id="id2" draw:id="id2" draw:layer="layout" svg:width="18cm" svg:height="3.339cm" svg:x="24.2cm" svg:y="35.522cm">
          <draw:text-box>
            <text:p><text:span text:style-name="T2">Izračun maksimalnega profita kot razlike med <text:s/>za določitev optimalnega števila moških selekcijskih kandidatov</text:span></text:p>
          </draw:text-box>
        </draw:frame>
        <draw:frame draw:style-name="gr7" draw:text-style-name="P5" draw:layer="layout" svg:width="15.2cm" svg:height="2.139cm" svg:x="7cm" svg:y="34.061cm">
          <draw:text-box>
            <text:p><text:span text:style-name="T2">Izraelski selekcijski indeks za oceno enote genetskega napredka</text:span></text:p>
          </draw:text-box>
        </draw:frame>
        <draw:line draw:style-name="gr11" draw:text-style-name="P1" draw:layer="layout" svg:x1="22.2cm" svg:y1="4.2cm" svg:x2="24.4cm" svg:y2="4.2cm">
          <text:p/>
        </draw:line>
        <draw:line draw:style-name="gr11" draw:text-style-name="P1" draw:layer="layout" svg:x1="22.2cm" svg:y1="12.261cm" svg:x2="24.2cm" svg:y2="15.261cm">
          <text:p/>
        </draw:line>
        <draw:line draw:style-name="gr1" draw:text-style-name="P1" draw:layer="layout" svg:x1="24.2cm" svg:y1="18.176cm" svg:x2="24.2cm" svg:y2="18.861cm">
          <text:p/>
        </draw:line>
        <draw:line draw:style-name="gr11" draw:text-style-name="P1" draw:layer="layout" svg:x1="24.2cm" svg:y1="19.661cm" svg:x2="22.4cm" svg:y2="20.6cm">
          <text:p/>
        </draw:line>
        <draw:line draw:style-name="gr11" draw:text-style-name="P1" draw:layer="layout" svg:x1="24.2cm" svg:y1="8.061cm" svg:x2="21.4cm" svg:y2="11.266cm">
          <text:p/>
        </draw:line>
        <draw:line draw:style-name="gr11" draw:text-style-name="P1" draw:layer="layout" svg:x1="22.2cm" svg:y1="35.261cm" svg:x2="24.2cm" svg:y2="36.861cm">
          <text:p/>
        </draw:line>
        <draw:line draw:style-name="gr11" draw:text-style-name="P1" draw:layer="layout" svg:x1="22.2cm" svg:y1="38.061cm" svg:x2="24.2cm" svg:y2="38.061cm">
          <text:p/>
        </draw:line>
        <draw:connector draw:style-name="gr11" draw:text-style-name="P1" draw:layer="layout" draw:type="curve" svg:x1="49.4cm" svg:y1="26.213cm" svg:x2="42.2cm" svg:y2="37.191cm" draw:start-shape="id1" draw:start-glue-point="1" draw:end-shape="id2" draw:end-glue-point="1" svg:d="M49400 26213c751 0 4351 10978-7200 10978" svg:viewBox="0 0 8322 10979">
          <text:p/>
        </draw:connector>
        <draw:connector draw:style-name="gr11" draw:text-style-name="P1" draw:layer="layout" draw:type="curve" svg:x1="43.4cm" svg:y1="31.903cm" svg:x2="42.2cm" svg:y2="37.191cm" draw:start-shape="id3" draw:start-glue-point="1" draw:end-shape="id2" draw:end-glue-point="1" svg:d="M43400 31903c751 0 1351 5288-1200 5288" svg:viewBox="0 0 1850 5289">
          <text:p/>
        </draw:connector>
        <draw:frame draw:style-name="gr12" draw:text-style-name="P5" xml:id="id5" draw:id="id5" draw:layer="layout" svg:width="27.4cm" svg:height="2.2cm" svg:x="24.2cm" svg:y="21.461cm">
          <draw:text-box>
            <text:p><text:span text:style-name="T2">Stohastična simulacija druge generacije mladih bikov z 40 odbranimi biki prve generacije kot očeti, <text:s/>+ resimulacija populacije krav</text:span></text:p>
          </draw:text-box>
        </draw:frame>
        <draw:connector draw:style-name="gr11" draw:text-style-name="P1" draw:layer="layout" draw:type="curve" svg:x1="22.4cm" svg:y1="21.13cm" svg:x2="24.2cm" svg:y2="22.561cm" draw:start-shape="id4" draw:start-glue-point="1" draw:end-shape="id5" draw:end-glue-point="3" svg:d="M22400 21130c1350 0 450 1431 1800 1431" svg:viewBox="0 0 1801 1432">
          <text:p/>
        </draw:connector>
        <draw:frame draw:style-name="gr13" draw:text-style-name="P5" xml:id="id6" draw:id="id6" draw:layer="layout" svg:width="19.2cm" svg:height="1.195cm" svg:x="3.199cm" svg:y="28.066cm">
          <draw:text-box>
            <text:p><text:span text:style-name="T2">Populacija dveh selekcioniranih populacij</text:span></text:p>
          </draw:text-box>
        </draw:frame>
        <draw:connector draw:style-name="gr11" draw:text-style-name="P1" draw:layer="layout" draw:type="curve" svg:x1="24.2cm" svg:y1="22.561cm" svg:x2="22.399cm" svg:y2="28.663cm" draw:start-shape="id5" draw:start-glue-point="3" draw:end-shape="id6" draw:end-glue-point="1" svg:d="M24200 22561c-1350 0-450 6102-1801 6102" svg:viewBox="0 0 1802 6103">
          <text:p/>
        </draw:connector>
        <draw:connector draw:style-name="gr11" draw:text-style-name="P1" draw:layer="layout" draw:type="curve" svg:x1="22.399cm" svg:y1="28.663cm" svg:x2="24.2cm" svg:y2="26.213cm" draw:start-shape="id6" draw:start-glue-point="1" draw:end-shape="id1" draw:end-glue-point="3" svg:d="M22399 28663c1351 0 451-2450 1801-2450" svg:viewBox="0 0 1802 2451">
          <text:p/>
        </draw:connector>
        <draw:connector draw:style-name="gr11" draw:text-style-name="P1" draw:layer="layout" draw:type="curve" svg:x1="22.399cm" svg:y1="28.663cm" svg:x2="24.2cm" svg:y2="31.903cm" draw:start-shape="id6" draw:start-glue-point="1" draw:end-shape="id3" draw:end-glue-point="3" svg:d="M22399 28663c1351 0 451 3240 1801 3240" svg:viewBox="0 0 1802 3241">
          <text:p/>
        </draw:connector>
        <draw:frame draw:style-name="gr7" draw:text-style-name="P5" xml:id="id7" draw:id="id7" draw:layer="layout" svg:width="21.2cm" svg:height="2.139cm" svg:x="24.2cm" svg:y="39.461cm">
          <draw:text-box>
            <text:p><text:span text:style-name="T2">Analiza vpliva števila očetov na genetski napredek in ekonomski optimum</text:span></text:p>
          </draw:text-box>
        </draw:frame>
        <draw:frame draw:style-name="gr7" draw:text-style-name="P5" xml:id="id10" draw:id="id10" draw:layer="layout" svg:width="21.2cm" svg:height="2.139cm" svg:x="24.2cm" svg:y="42.122cm">
          <draw:text-box>
            <text:p><text:span text:style-name="T2">Analiza vpliva omejevanja potomcev posameznega očeta na genetski napredek in ekonomski optimum</text:span></text:p>
          </draw:text-box>
        </draw:frame>
        <draw:frame draw:style-name="gr7" draw:text-style-name="P5" xml:id="id9" draw:id="id9" draw:layer="layout" svg:width="21.2cm" svg:height="2.139cm" svg:x="24.2cm" svg:y="44.861cm">
          <draw:text-box>
            <text:p><text:span text:style-name="T2">Analiza vpliva zanesljivost selekcije na genetski napredek in ekonomski optimum</text:span></text:p>
          </draw:text-box>
        </draw:frame>
        <draw:frame draw:style-name="gr7" draw:text-style-name="P5" xml:id="id8" draw:id="id8" draw:layer="layout" svg:width="21.2cm" svg:height="2.139cm" svg:x="24.2cm" svg:y="47.661cm">
          <draw:text-box>
            <text:p><text:span text:style-name="T2">Analiza vpliva inbridinga na genetski napredek in ekonomski optimum</text:span></text:p>
          </draw:text-box>
        </draw:frame>
        <draw:connector draw:style-name="gr11" draw:text-style-name="P1" draw:layer="layout" draw:type="curve" svg:x1="42.2cm" svg:y1="37.191cm" svg:x2="45.4cm" svg:y2="40.53cm" draw:start-shape="id2" draw:start-glue-point="1" draw:end-shape="id7" draw:end-glue-point="1" svg:d="M42200 37191c5551 0 3951 3339 3200 3339" svg:viewBox="0 0 4005 3340">
          <text:p/>
        </draw:connector>
        <draw:connector draw:style-name="gr11" draw:text-style-name="P1" draw:layer="layout" draw:type="curve" svg:x1="42.2cm" svg:y1="37.191cm" svg:x2="45.4cm" svg:y2="48.73cm" draw:start-shape="id2" draw:start-glue-point="1" draw:end-shape="id8" draw:end-glue-point="1" svg:d="M42200 37191c5551 0 3951 11539 3200 11539" svg:viewBox="0 0 4005 11540">
          <text:p/>
        </draw:connector>
        <draw:connector draw:style-name="gr11" draw:text-style-name="P1" draw:layer="layout" draw:type="curve" svg:x1="42.2cm" svg:y1="37.191cm" svg:x2="45.4cm" svg:y2="45.93cm" draw:start-shape="id2" draw:start-glue-point="1" draw:end-shape="id9" draw:end-glue-point="1" svg:d="M42200 37191c5551 0 3951 8739 3200 8739" svg:viewBox="0 0 4005 8740">
          <text:p/>
        </draw:connector>
        <draw:connector draw:style-name="gr11" draw:text-style-name="P1" draw:layer="layout" draw:type="curve" svg:x1="42.2cm" svg:y1="37.191cm" svg:x2="45.4cm" svg:y2="43.191cm" draw:start-shape="id2" draw:start-glue-point="1" draw:end-shape="id10" draw:end-glue-point="1" svg:d="M42200 37191c5551 0 3951 6000 3200 6000" svg:viewBox="0 0 4005 6001">
          <text:p/>
        </draw:connector>
        <draw:connector draw:style-name="gr11" draw:text-style-name="P1" draw:layer="layout" draw:type="curve" svg:x1="3.199cm" svg:y1="28.663cm" svg:x2="24.2cm" svg:y2="48.73cm" draw:start-shape="id6" draw:start-glue-point="3" draw:end-shape="id8" svg:d="M3199 28663c-751 0-11252 20067 21001 20067" svg:viewBox="0 0 23224 20068">
          <text:p/>
        </draw:connector>
        <draw:connector draw:style-name="gr11" draw:text-style-name="P1" draw:layer="layout" draw:type="curve" svg:x1="3.2cm" svg:y1="21.13cm" svg:x2="24.2cm" svg:y2="45.93cm" draw:start-shape="id4" draw:start-glue-point="3" draw:end-shape="id9" draw:end-glue-point="3" svg:d="M3200 21130c-751 0-11251 24800 21000 24800" svg:viewBox="0 0 23223 24801">
          <text:p/>
        </draw:connector>
        <draw:connector draw:style-name="gr11" draw:text-style-name="P1" draw:layer="layout" draw:type="curve" svg:x1="3.199cm" svg:y1="28.663cm" svg:x2="24.2cm" svg:y2="43.191cm" draw:start-shape="id6" draw:start-glue-point="3" draw:end-shape="id10" draw:end-glue-point="3" svg:d="M3199 28663c-751 0-11252 14528 21001 14528" svg:viewBox="0 0 23224 14529">
          <text:p/>
        </draw:connector>
        <draw:connector draw:style-name="gr11" draw:text-style-name="P1" draw:layer="layout" draw:type="curve" svg:x1="3.199cm" svg:y1="28.663cm" svg:x2="24.2cm" svg:y2="40.53cm" draw:start-shape="id6" draw:start-glue-point="3" draw:end-shape="id7" svg:d="M3199 28663c-751 0-11252 11867 21001 11867" svg:viewBox="0 0 23224 11868">
          <text:p/>
        </draw:connector>
        <draw:frame draw:style-name="gr14" draw:text-style-name="P8" draw:layer="layout" svg:width="15.2cm" svg:height="4.027cm" svg:x="7cm" svg:y="36.778cm">
          <draw:text-box>
            <text:p><text:span text:style-name="T2">Podatki o ceni posameznih selekcijskih aktivnosti pridobljeni iz izraelskih osemenjevalnih centrov in poštne službe</text:span></text:p>
          </draw:text-box>
        </draw:frame>
        <draw:connector draw:style-name="gr11" draw:text-style-name="P1" draw:layer="layout" draw:type="curve" svg:x1="51.2cm" svg:y1="3.8cm" svg:x2="45.2cm" svg:y2="8.058cm" draw:start-shape="id11" draw:start-glue-point="1" draw:end-shape="id12" draw:end-glue-point="1" svg:d="M51200 3800c751 0 3751 4258-6000 4258" svg:viewBox="0 0 7026 4259">
          <text:p/>
        </draw:connector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90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1.80000305175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23cm" fo:margin-bottom="0cm" fo:text-indent="0cm"/>
      <style:text-properties fo:font-size="106.5999984741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42cm" fo:margin-bottom="0cm" fo:text-indent="0cm"/>
      <style:text-properties fo:font-size="91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61cm" fo:margin-bottom="0cm" fo:text-indent="0cm"/>
      <style:text-properties fo:font-size="76.199996948242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79cm" fo:margin-bottom="0cm" fo:text-indent="0cm"/>
      <style:text-properties fo:font-size="76.199996948242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79cm" fo:margin-bottom="0cm" fo:text-indent="0cm"/>
      <style:text-properties fo:font-size="76.199996948242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79cm" fo:margin-bottom="0cm" fo:text-indent="0cm"/>
      <style:text-properties fo:font-size="76.199996948242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79cm" fo:margin-bottom="0cm" fo:text-indent="0cm"/>
      <style:text-properties fo:font-size="76.19999694824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79cm" fo:margin-bottom="0cm" fo:text-indent="0cm"/>
      <style:text-properties fo:font-size="76.19999694824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7.69999694824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0cm" fo:page-height="8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71.997cm" svg:height="13.357cm" svg:x="4cm" svg:y="3.187cm" presentation:class="title" presentation:placeholder="true">
        <draw:text-box/>
      </draw:frame>
      <draw:frame presentation:style-name="Default-outline1" draw:layer="backgroundobjects" svg:width="71.997cm" svg:height="46.397cm" svg:x="4cm" svg:y="18.72cm" presentation:class="outline" presentation:placeholder="true">
        <draw:text-box/>
      </draw:frame>
      <draw:frame presentation:style-name="Mpr1" draw:text-style-name="MP2" draw:layer="backgroundobjects" svg:width="18.637cm" svg:height="5.517cm" svg:x="4cm" svg:y="72.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5.357cm" svg:height="5.517cm" svg:x="27.36cm" svg:y="72.8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8.637cm" svg:height="5.517cm" svg:x="57.36cm" svg:y="72.8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8T11:49:54.035302253</meta:creation-date>
    <meta:editing-duration>PT7H42M12S</meta:editing-duration>
    <meta:editing-cycles>8</meta:editing-cycles>
    <meta:generator>LibreOffice/5.1.6.2$Linux_X86_64 LibreOffice_project/10m0$Build-2</meta:generator>
    <dc:date>2017-12-27T19:28:16.637716319</dc:date>
    <meta:document-statistic meta:object-count="66"/>
  </office:meta>
</office:document-meta>
</file>